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 Yellow;</text:p>
      <text:p text:style-name="Standard">int Red;</text:p>
      <text:p text:style-name="Standard">int Blue;</text:p>
      <text:p text:style-name="Standard">int Green;</text:p>
      <text:p text:style-name="Standard">int White;</text:p>
      <text:p text:style-name="Standard">int Grey;</text:p>
      <text:p text:style-name="Standard">color currentColor;</text:p>
      <text:p text:style-name="Standard">boolean typeIsRect;</text:p>
      <text:p text:style-name="Standard"/>
      <text:p text:style-name="Standard"/>
      <text:p text:style-name="Standard">void setup()</text:p>
      <text:p text:style-name="Standard">{</text:p>
      <text:p text:style-name="Standard"><text:s text:c="2"/>size(700,600);</text:p>
      <text:p text:style-name="Standard"><text:s text:c="2"/>background(255);</text:p>
      <text:p text:style-name="Standard"><text:s text:c="2"/>frameRate(60);</text:p>
      <text:p text:style-name="Standard"><text:s text:c="2"/></text:p>
      <text:p text:style-name="Standard"><text:s text:c="2"/>Yellow = color(247,231,45);</text:p>
      <text:p text:style-name="Standard"><text:s text:c="2"/>Red = color(237,12,12);</text:p>
      <text:p text:style-name="Standard"><text:s text:c="2"/>Blue = color(12,167,237);</text:p>
      <text:p text:style-name="Standard"><text:s text:c="2"/>Green = color(80,165,20);</text:p>
      <text:p text:style-name="Standard"><text:s text:c="2"/>White = color(255);</text:p>
      <text:p text:style-name="Standard"><text:s text:c="2"/>Grey = color(200);</text:p>
      <text:p text:style-name="Standard"><text:s text:c="2"/>currentColor = color(255);</text:p>
      <text:p text:style-name="Standard">}</text:p>
      <text:p text:style-name="Standard"/>
      <text:p text:style-name="Standard">void draw()</text:p>
      <text:p text:style-name="Standard">{</text:p>
      <text:p text:style-name="Standard"><text:s text:c="2"/>stroke(5);</text:p>
      <text:p text:style-name="Standard"><text:s text:c="2"/>smooth();</text:p>
      <text:p text:style-name="Standard"><text:s text:c="2"/></text:p>
      <text:p text:style-name="Standard"><text:s text:c="2"/>fill(Grey);</text:p>
      <text:p text:style-name="Standard"><text:s text:c="2"/>rect(10,10,260,100);</text:p>
      <text:p text:style-name="Standard"><text:s text:c="2"/></text:p>
      <text:p text:style-name="Standard"><text:s text:c="2"/>fill(Yellow);</text:p>
      <text:p text:style-name="Standard"><text:s text:c="2"/>rect(20,20,20,20);</text:p>
      <text:p text:style-name="Standard"><text:s text:c="2"/>fill(Red);</text:p>
      <text:p text:style-name="Standard"><text:s text:c="2"/>rect(80,20,20,20);</text:p>
      <text:p text:style-name="Standard"><text:s text:c="2"/>fill(Green);</text:p>
      <text:p text:style-name="Standard"><text:s text:c="2"/>rect(140,20,20,20);</text:p>
      <text:p text:style-name="Standard"><text:s text:c="2"/>fill(Blue);</text:p>
      <text:p text:style-name="Standard"><text:s text:c="2"/>rect(200,20,20,20);</text:p>
      <text:p text:style-name="Standard"><text:s text:c="2"/></text:p>
      <text:p text:style-name="Standard"><text:s text:c="2"/>fill(White);</text:p>
      <text:p text:style-name="Standard"><text:s text:c="2"/>rect(20,60,40,40); //the eraser</text:p>
      <text:p text:style-name="Standard"><text:s text:c="2"/></text:p>
      <text:p text:style-name="Standard"><text:s/>fill(Yellow);</text:p>
      <text:p text:style-name="Standard"><text:s/>ellipse(60,30,20,20);</text:p>
      <text:p text:style-name="Standard"><text:s/>fill(Red);</text:p>
      <text:p text:style-name="Standard"><text:s/>ellipse(120,30,20,20);</text:p>
      <text:p text:style-name="Standard"><text:s/>fill(Green);</text:p>
      <text:p text:style-name="Standard"><text:s/>ellipse(180,30,20,20);</text:p>
      <text:p text:style-name="Standard"><text:s/>fill(Blue);</text:p>
      <text:p text:style-name="Standard"><text:soft-page-break/><text:s/>ellipse(240,30,20,20);</text:p>
      <text:p text:style-name="Standard"><text:s text:c="2"/></text:p>
      <text:p text:style-name="Standard"><text:s text:c="2"/>//Now if the mouse is pressed, paint</text:p>
      <text:p text:style-name="Standard"><text:s text:c="3"/>if (mousePressed)</text:p>
      <text:p text:style-name="Standard"><text:s/>{</text:p>
      <text:p text:style-name="Standard"><text:s text:c="3"/>noStroke();</text:p>
      <text:p text:style-name="Standard"><text:s text:c="3"/>fill(currentColor);</text:p>
      <text:p text:style-name="Standard"><text:s text:c="3"/>if (typeIsRect)</text:p>
      <text:p text:style-name="Standard"><text:s text:c="3"/>{</text:p>
      <text:p text:style-name="Standard"><text:s text:c="5"/></text:p>
      <text:p text:style-name="Standard"><text:s text:c="8"/>if ((mouseX&gt;140) &amp;&amp; (mouseY&gt;20) &amp;&amp; (mouseX&lt;190) &amp;&amp; (mouseY&lt;70))</text:p>
      <text:p text:style-name="Standard"><text:s text:c="5"/>{</text:p>
      <text:p text:style-name="Standard"><text:s text:c="7"/>rect(mouseX-25,mouseY-25,50,50);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7"/>rect(mouseX-10,mouseY-10,20,20);</text:p>
      <text:p text:style-name="Standard"><text:s text:c="5"/>}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5"/>ellipse(mouseX,mouseY,20,20);</text:p>
      <text:p text:style-name="Standard"><text:s text:c="3"/>}</text:p>
      <text:p text:style-name="Standard"><text:s/>}</text:p>
      <text:p text:style-name="Standard">}</text:p>
      <text:p text:style-name="Standard"/>
      <text:p text:style-name="Standard">void mousePressed()</text:p>
      <text:p text:style-name="Standard">{</text:p>
      <text:p text:style-name="Standard">//ractangles</text:p>
      <text:p text:style-name="Standard">if ((mouseX&gt;20) &amp;&amp; (mouseY&gt;20) &amp;&amp; (mouseX&lt;40) &amp;&amp; (mouseY&lt;40))</text:p>
      <text:p text:style-name="Standard"><text:s/>{</text:p>
      <text:p text:style-name="Standard"><text:s text:c="3"/>typeIsRect = true;</text:p>
      <text:p text:style-name="Standard"><text:s text:c="3"/>currentColor = color(Yellow);</text:p>
      <text:p text:style-name="Standard"><text:s/>}</text:p>
      <text:p text:style-name="Standard"><text:s/>if ((mouseX&gt;80) &amp;&amp; (mouseY&gt;20) &amp;&amp; (mouseX&lt;100) &amp;&amp; (mouseY&lt;40))</text:p>
      <text:p text:style-name="Standard"><text:s/>{</text:p>
      <text:p text:style-name="Standard"><text:s text:c="3"/>typeIsRect = true;</text:p>
      <text:p text:style-name="Standard"><text:s text:c="3"/>currentColor = color(Red);</text:p>
      <text:p text:style-name="Standard"><text:s/>}</text:p>
      <text:p text:style-name="Standard"><text:s/>if ((mouseX&gt;140) &amp;&amp; (mouseY&gt;20) &amp;&amp; (mouseX&lt;160) &amp;&amp; (mouseY&lt;40))</text:p>
      <text:p text:style-name="Standard"><text:s/>{</text:p>
      <text:p text:style-name="Standard"><text:s text:c="3"/>typeIsRect = true;</text:p>
      <text:p text:style-name="Standard"><text:s text:c="3"/>currentColor = color(Green);</text:p>
      <text:p text:style-name="Standard"><text:s/>}</text:p>
      <text:p text:style-name="Standard"><text:s/>if ((mouseX&gt;200) &amp;&amp; (mouseY&gt;20) &amp;&amp; (mouseX&lt;220) &amp;&amp; (mouseY&lt;40))</text:p>
      <text:p text:style-name="Standard"><text:s/>{</text:p>
      <text:p text:style-name="Standard"><text:s text:c="3"/>typeIsRect = true;</text:p>
      <text:p text:style-name="Standard"><text:s text:c="3"/>currentColor = color(Blue);</text:p>
      <text:p text:style-name="Standard"><text:s/>}</text:p>
      <text:p text:style-name="Standard"><text:s/>if ((mouseX&gt;40) &amp;&amp; (mouseY&gt;40) &amp;&amp; (mouseX&lt;100) &amp;&amp; (mouseY&lt;100))</text:p>
      <text:p text:style-name="Standard"><text:s/>{</text:p>
      <text:p text:style-name="Standard"><text:s text:c="3"/>typeIsRect = true;</text:p>
      <text:p text:style-name="Standard"><text:soft-page-break/><text:s text:c="3"/>currentColor = color(White);</text:p>
      <text:p text:style-name="Standard"><text:s/>}</text:p>
      <text:p text:style-name="Standard"><text:s/></text:p>
      <text:p text:style-name="Standard">//elipses</text:p>
      <text:p text:style-name="Standard"><text:s/>if ((mouseX&gt;60) &amp;&amp; (mouseY&gt;20) &amp;&amp; (mouseX&lt;70) &amp;&amp; (mouseY&lt;40))</text:p>
      <text:p text:style-name="Standard"><text:s/>{</text:p>
      <text:p text:style-name="Standard"><text:s text:c="3"/>typeIsRect = false;</text:p>
      <text:p text:style-name="Standard"><text:s text:c="3"/>currentColor = color(Yellow);</text:p>
      <text:p text:style-name="Standard"><text:s/>}</text:p>
      <text:p text:style-name="Standard"><text:s/>if ((mouseX&gt;120) &amp;&amp; (mouseY&gt;20) &amp;&amp; (mouseX&lt;130) &amp;&amp; (mouseY&lt;40))</text:p>
      <text:p text:style-name="Standard"><text:s/>{</text:p>
      <text:p text:style-name="Standard"><text:s text:c="3"/>typeIsRect = false;</text:p>
      <text:p text:style-name="Standard"><text:s text:c="3"/>currentColor = color(Red);</text:p>
      <text:p text:style-name="Standard"><text:s/>}</text:p>
      <text:p text:style-name="Standard"><text:s/>if ((mouseX&gt;180) &amp;&amp; (mouseY&gt;20) &amp;&amp; (mouseX&lt;190) &amp;&amp; (mouseY&lt;40))</text:p>
      <text:p text:style-name="Standard"><text:s/>{</text:p>
      <text:p text:style-name="Standard"><text:s text:c="3"/>typeIsRect = false;</text:p>
      <text:p text:style-name="Standard"><text:s text:c="3"/>currentColor = color(Green);</text:p>
      <text:p text:style-name="Standard"><text:s/>}</text:p>
      <text:p text:style-name="Standard"><text:s/>if ((mouseX&gt;240) &amp;&amp; (mouseY&gt;20) &amp;&amp; (mouseX&lt;250) &amp;&amp; (mouseY&lt;40))</text:p>
      <text:p text:style-name="Standard"><text:s/>{</text:p>
      <text:p text:style-name="Standard"><text:s text:c="3"/>typeIsRect = false;</text:p>
      <text:p text:style-name="Standard"><text:s text:c="3"/>currentColor = color(Blue);</text:p>
      <text:p text:style-name="Standard"><text:s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4:59:07.50</meta:creation-date>
    <meta:document-statistic meta:table-count="0" meta:image-count="0" meta:object-count="0" meta:page-count="3" meta:paragraph-count="125" meta:word-count="258" meta:character-count="2220"/>
    <dc:date>2015-06-29T14:59:22.17</dc:date>
    <meta:editing-duration>PT14S</meta:editing-duration>
    <meta:editing-cycles>1</meta:editing-cycles>
    <meta:generator>OpenOffice/4.0.1$Win32 OpenOffice.org_project/401m5$Build-9714</meta:generator>
  </office:meta>
</office:document-meta>
</file>